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A000002C728C192E6.png" manifest:media-type="image/png"/>
  <manifest:file-entry manifest:full-path="Pictures/100000000000036B0000001CF80DE8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3b793d" officeooo:paragraph-rsid="003b793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3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4" style:family="paragraph" style:parent-style-name="Standard">
      <style:text-properties officeooo:rsid="003908ba" officeooo:paragraph-rsid="003908ba"/>
    </style:style>
    <style:style style:name="P5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T1" style:family="text">
      <style:text-properties style:font-name="Fira Code Retina" fo:font-size="13pt" fo:font-style="normal" fo:font-weight="bold" officeooo:rsid="00374652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3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ira Code Retina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iones y Tipos</text:p>
      <text:p text:style-name="P2"/>
      <text:p text:style-name="P3"><draw:frame draw:style-name="fr1" draw:name="Imagen1" text:anchor-type="char" svg:width="17cm" svg:height="16.201cm" draw:z-index="0"><draw:image xlink:href="Pictures/10000000000002EA000002C728C192E6.png" xlink:type="simple" xlink:show="embed" xlink:actuate="onLoad" draw:mime-type="image/png"/></draw:frame></text:p>
      <text:p text:style-name="P4"><text:span text:style-name="T1"/></text:p>
      <text:p text:style-name="P4"><text:span text:style-name="T2">R</text:span><text:span text:style-name="T3">esultado</text:span></text:p>
      <text:p text:style-name="P5"><text:span text:style-name="T4"/></text:p>
      <text:p text:style-name="P3"><draw:frame draw:style-name="fr2" draw:name="Imagen2" text:anchor-type="char" svg:width="17.388cm" svg:height="0.556cm" draw:z-index="1"><draw:image xlink:href="Pictures/100000000000036B0000001CF80DE8DC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7T17:04:40.728000006">17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7T17:04:40.666000000</dc:date>
    <meta:editing-duration>PT3H17M54S</meta:editing-duration>
    <meta:editing-cycles>28</meta:editing-cycles>
    <meta:generator>LibreOffice/24.8.2.1$Windows_X86_64 LibreOffice_project/0f794b6e29741098670a3b95d60478a65d05ef13</meta:generator>
    <meta:document-statistic meta:table-count="0" meta:image-count="2" meta:object-count="0" meta:page-count="1" meta:paragraph-count="5" meta:word-count="11" meta:character-count="80" meta:non-whitespace-character-count="74"/>
  </office:meta>
</office:document-meta>
</file>